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F000003278BCCB494.png"/>
  <manifest:file-entry manifest:media-type="image/png" manifest:full-path="Pictures/100000000000035C0000030D194CEB51.png"/>
  <manifest:file-entry manifest:media-type="image/png" manifest:full-path="Pictures/100000000000027700000313BBE4E9B4.png"/>
  <manifest:file-entry manifest:media-type="image/png" manifest:full-path="Pictures/100000000000027D000003278278C215.png"/>
  <manifest:file-entry manifest:media-type="image/png" manifest:full-path="Pictures/100000000000036B000002F4BFAB17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iguras1" text:anchor-type="paragraph" svg:width="19.817cm" svg:height="17.995cm" draw:z-index="0"><draw:image xlink:href="Pictures/100000000000035C0000030D194CEB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s2" text:anchor-type="paragraph" svg:width="19.817cm" svg:height="17.122cm" draw:z-index="1"><draw:image xlink:href="Pictures/100000000000036B000002F4BFAB17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iguras3" text:anchor-type="paragraph" svg:width="14.79cm" svg:height="21.352cm" draw:z-index="2"><draw:image xlink:href="Pictures/100000000000022F000003278BCCB4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s4" text:anchor-type="paragraph" svg:width="16.854cm" svg:height="21.352cm" draw:z-index="3"><draw:image xlink:href="Pictures/100000000000027D000003278278C21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figuras5" text:anchor-type="paragraph" svg:width="16.695cm" svg:height="20.823cm" draw:z-index="4"><draw:image xlink:href="Pictures/100000000000027700000313BBE4E9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56cm" fo:margin-bottom="0.78cm" fo:margin-left="0.635cm" fo:margin-right="0.54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235ab8a-3802056-4a8fed3-2d66ea8-e241b80</meta:generator>
    <dc:date>2018-09-26T16:20:31.38</dc:date>
    <meta:document-statistic meta:table-count="0" meta:image-count="5" meta:object-count="0" meta:page-count="5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